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fo:color="#000000" style:font-name="Calibri" fo:font-size="16pt" fo:language="en" fo:country="none" fo:font-weight="normal" officeooo:paragraph-rsid="000389c2" style:font-size-asian="16pt" style:font-weight-asian="normal" style:font-size-complex="16pt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fo:font-size="16pt" officeooo:paragraph-rsid="000389c2" style:font-size-asian="16pt" style:font-size-complex="16pt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fo:color="#000000" style:font-name="Calibri" fo:font-size="16pt" fo:language="en" fo:country="none" fo:font-weight="normal" officeooo:paragraph-rsid="000389c2" style:font-size-asian="16pt" style:font-weight-asian="normal" style:font-size-complex="16pt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fo:color="#000000" style:font-name="Calibri" fo:font-size="16pt" fo:language="en" fo:country="none" fo:font-weight="normal" officeooo:paragraph-rsid="0004dfe4" style:font-size-asian="16pt" style:font-weight-asian="normal" style:font-size-complex="16pt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fo:font-size="16pt" officeooo:paragraph-rsid="000389c2" style:font-size-asian="16pt" style:font-size-complex="16pt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fo:font-size="16pt" officeooo:paragraph-rsid="0004dfe4" style:font-size-asian="16pt" style:font-size-complex="16pt"/>
    </style:style>
    <style:style style:name="P7" style:family="paragraph" style:parent-style-name="Standard" style:master-page-name="Standard">
      <style:paragraph-properties fo:margin-top="0cm" fo:margin-bottom="0.353cm" style:contextual-spacing="false" fo:line-height="115%" fo:text-align="center" style:justify-single-word="false" style:page-number="auto"/>
      <style:text-properties fo:color="#000000" style:font-name="Calibri" fo:font-size="16pt" fo:language="en" fo:country="none" officeooo:paragraph-rsid="000389c2" style:font-size-asian="16pt" style:font-size-complex="16pt"/>
    </style:style>
    <style:style style:name="T1" style:family="text">
      <style:text-properties fo:color="#000000" style:font-name="Calibri" fo:language="en" fo:country="none"/>
    </style:style>
    <style:style style:name="T2" style:family="text">
      <style:text-properties fo:color="#000000" style:font-name="Calibri" fo:language="en" fo:country="none" fo:font-weight="bold" style:font-weight-asian="bold"/>
    </style:style>
    <style:style style:name="T3" style:family="text">
      <style:text-properties fo:color="#000000" style:font-name="Calibri" fo:language="en" fo:country="none" fo:font-weight="normal" style:font-weight-asian="normal"/>
    </style:style>
    <style:style style:name="T4" style:family="text">
      <style:text-properties fo:color="#000000" style:font-name="Calibri" fo:language="en" fo:country="none" fo:font-weight="normal" style:font-weight-asian="normal" style:font-weight-complex="normal"/>
    </style:style>
    <style:style style:name="T5" style:family="text">
      <style:text-properties fo:color="#000000" style:font-name="Calibri" fo:language="en" fo:country="none" fo:font-weight="normal" officeooo:rsid="0004dfe4" style:font-weight-asian="normal"/>
    </style:style>
    <style:style style:name="T6" style:family="text">
      <style:text-properties fo:color="#000000" style:font-name="Calibri" fo:language="en" fo:country="none" officeooo:rsid="0004dfe4"/>
    </style:style>
    <style:style style:name="T7" style:family="text">
      <style:text-properties officeooo:rsid="0004dfe4"/>
    </style:style>
    <style:style style:name="T8" style:family="text">
      <style:text-properties style:font-name="Arial" style:font-weight-complex="normal"/>
    </style:style>
    <style:style style:name="T9" style:family="text">
      <style:text-properties style:font-name="Arial" officeooo:rsid="0004dfe4"/>
    </style:style>
    <style:style style:name="T10" style:family="text">
      <style:text-properties style:font-name="Arial" officeooo:rsid="0004ff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TRODUCTION</text:p>
      <text:p text:style-name="P2"/>
      <text:p text:style-name="P2"/>
      <text:p text:style-name="P2"/>
      <text:p text:style-name="P2"><text:span text:style-name="T6">O</text:span><text:span text:style-name="T1">ur project <text:s/>predict</text:span><text:span text:style-name="T6">s</text:span><text:span text:style-name="T1"> the value of the '</text:span><text:span text:style-name="T4">play</text:span><text:span text:style-name="T3">' attribute in the '</text:span><text:span text:style-name="T4">weather</text:span><text:span text:style-name="T3">' dataset. </text:span><text:span text:style-name="T5">The 'play' attribute holds the value 'yes' when it is favourable to go outside and play , otherwise it holds the value 'no'.</text:span></text:p>
      <text:p text:style-name="P1">Our project uses the <text:span text:style-name="T8">J48 classifier</text:span> of the WEKA library to build a decision tree and predict the values of the 'play' attribute of the dataset. <text:span text:style-name="T7">We use the method of </text:span><text:span text:style-name="T9">10 cross </text:span><text:span text:style-name="T10">split</text:span><text:span text:style-name="T9"> validation</text:span><text:span text:style-name="T7"> for training our model and further calculate the accuracy of the built model.</text:span></text:p>
      <text:p text:style-name="P6"><text:span text:style-name="T5">Finally we label the unknown instances using the model and also display the decision tree that we used for classification.</text:span></text:p>
      <text:p text:style-name="P6"/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15:49:16.501597850</meta:creation-date>
    <dc:date>2014-11-20T18:24:53.970194781</dc:date>
    <meta:editing-duration>PT17S</meta:editing-duration>
    <meta:editing-cycles>3</meta:editing-cycles>
    <meta:generator>LibreOffice/4.2.7.2$Linux_x86 LibreOffice_project/420m0$Build-2</meta:generator>
    <meta:document-statistic meta:table-count="0" meta:image-count="0" meta:object-count="0" meta:page-count="1" meta:paragraph-count="4" meta:word-count="105" meta:character-count="608" meta:non-whitespace-character-count="506"/>
  </office:meta>
</office:document-meta>
</file>